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 style:list-style-name="L8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 style:list-style-name="L9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3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4" style:family="paragraph" style:parent-style-name="Standard" style:list-style-name="L12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5" style:family="paragraph" style:parent-style-name="Standard" style:list-style-name="L13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6" style:family="paragraph" style:parent-style-name="Standard" style:list-style-name="L14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 text:start-value="1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B</text:p>
      <text:p text:style-name="P1"/>
      <text:list text:style-name="L1">
        <text:list-item>
          <text:p text:style-name="P3">The output of P2_1question2.c</text:p>
        </text:list-item>
      </text:list>
      <text:p text:style-name="P2">n<text:tab/><text:tab/><text:tab/>Pi(n)<text:tab/><text:tab/>n/log(n)<text:tab/><text:tab/>pi(n)/(n/log(n)) </text:p>
      <text:p text:style-name="P2">100<text:tab/><text:tab/><text:tab/>25<text:tab/><text:tab/>21.714724<text:tab/><text:tab/>1.151293 </text:p>
      <text:p text:style-name="P2">1000<text:tab/><text:tab/><text:tab/>168<text:tab/><text:tab/>144.764827<text:tab/><text:tab/>1.160503 </text:p>
      <text:p text:style-name="P2">10000<text:tab/><text:tab/><text:tab/>1229<text:tab/><text:tab/>1085.736205<text:tab/>1.131951 </text:p>
      <text:p text:style-name="P2">100000<text:tab/><text:tab/>9592<text:tab/><text:tab/>8685.889638<text:tab/>1.104320 </text:p>
      <text:p text:style-name="P2">1000000<text:tab/><text:tab/>78498<text:tab/><text:tab/>72382.413651<text:tab/>1.084490</text:p>
      <text:list text:style-name="L2">
        <text:list-item>
          <text:p text:style-name="P4">The output of P2_1question4.c when 2 028 532 369 and 1 926 605 803 are entered</text:p>
        </text:list-item>
      </text:list>
      <text:p text:style-name="P2">r<text:tab/><text:tab/><text:tab/>x<text:tab/><text:tab/>y</text:p>
      <text:p text:style-name="P2">2028532369<text:tab/><text:tab/>1<text:tab/><text:tab/>0</text:p>
      <text:p text:style-name="P2">1926605803<text:tab/><text:tab/>0<text:tab/><text:tab/>1</text:p>
      <text:p text:style-name="P2">101926566<text:tab/><text:tab/>1<text:tab/><text:tab/>-1</text:p>
      <text:p text:style-name="P2">91927615<text:tab/><text:tab/>-18<text:tab/><text:tab/>19</text:p>
      <text:p text:style-name="P2">9998951<text:tab/><text:tab/>19<text:tab/><text:tab/>-20</text:p>
      <text:p text:style-name="P2">1937056<text:tab/><text:tab/>-189<text:tab/><text:tab/>199</text:p>
      <text:p text:style-name="P2">313671<text:tab/><text:tab/>964<text:tab/><text:tab/>-1015</text:p>
      <text:p text:style-name="P2">55030<text:tab/><text:tab/><text:tab/>-5973<text:tab/><text:tab/>6289</text:p>
      <text:p text:style-name="P2">38521<text:tab/><text:tab/><text:tab/>30829<text:tab/><text:tab/>-32460</text:p>
      <text:p text:style-name="P2">16509<text:tab/><text:tab/><text:tab/>-36802<text:tab/>38749</text:p>
      <text:p text:style-name="P2">5503<text:tab/><text:tab/><text:tab/>104433<text:tab/>-109958</text:p>
      <text:p text:style-name="P2">0<text:tab/><text:tab/><text:tab/>-350101<text:tab/>368623</text:p>
      <text:p text:style-name="P2">Vector q: ( 1 18 1 9 5 6 5 1 2 )</text:p>
      <text:p text:style-name="P2">5503 = 2028532369*(104433) + 1926605803*(-109958)</text:p>
      <text:list text:style-name="L3">
        <text:list-item>
          <text:p text:style-name="P5">The output of P2_1question4.c when 1 816 883 927 and 1 853 573 797 are entered</text:p>
        </text:list-item>
      </text:list>
      <text:p text:style-name="P2">r<text:tab/><text:tab/><text:tab/>x<text:tab/><text:tab/>y</text:p>
      <text:p text:style-name="P2">1853573797<text:tab/><text:tab/>1<text:tab/><text:tab/>0</text:p>
      <text:p text:style-name="P2">1816883927<text:tab/><text:tab/>0<text:tab/><text:tab/>1</text:p>
      <text:p text:style-name="P2">36689870<text:tab/><text:tab/>1<text:tab/><text:tab/>-1</text:p>
      <text:p text:style-name="P2">19080297<text:tab/><text:tab/>-49<text:tab/><text:tab/>50</text:p>
      <text:p text:style-name="P2">17609573<text:tab/><text:tab/>50<text:tab/><text:tab/>-51</text:p>
      <text:p text:style-name="P2">1470724<text:tab/><text:tab/>-99<text:tab/><text:tab/>101</text:p>
      <text:p text:style-name="P2">1431609<text:tab/><text:tab/>1139<text:tab/><text:tab/>-1162</text:p>
      <text:p text:style-name="P2">39115<text:tab/><text:tab/><text:tab/>-1238<text:tab/><text:tab/>1263</text:p>
      <text:p text:style-name="P2">23469<text:tab/><text:tab/><text:tab/>45707<text:tab/><text:tab/>-46630</text:p>
      <text:p text:style-name="P2">15646<text:tab/><text:tab/><text:tab/>-46945<text:tab/>47893</text:p>
      <text:p text:style-name="P2">7823<text:tab/><text:tab/><text:tab/>92652<text:tab/><text:tab/>-94523</text:p>
      <text:p text:style-name="P2">0<text:tab/><text:tab/><text:tab/>-232249<text:tab/>236939</text:p>
      <text:p text:style-name="P2">Vector q: ( 1 49 1 1 11 1 36 1 1 )</text:p>
      <text:p text:style-name="P2">7823 = 1853573797*(92652) + 1816883927*(-94523)</text:p>
      <text:list text:style-name="L4">
        <text:list-item>
          <text:p text:style-name="P7"><text:span text:style-name="T1">The output of P2_1question4.c when 1 992 502 829 and 1 750 170 271 are </text:span><text:soft-page-break/><text:span text:style-name="T1">entered</text:span></text:p>
        </text:list-item>
      </text:list>
      <text:p text:style-name="P2">r<text:tab/><text:tab/><text:tab/>x<text:tab/><text:tab/>y</text:p>
      <text:p text:style-name="P2">1992502829<text:tab/><text:tab/>1<text:tab/><text:tab/>0</text:p>
      <text:p text:style-name="P2">1750170271<text:tab/><text:tab/>0<text:tab/><text:tab/>1</text:p>
      <text:p text:style-name="P2">242332558<text:tab/><text:tab/>1<text:tab/><text:tab/>-1</text:p>
      <text:p text:style-name="P2">53842365<text:tab/><text:tab/>-7<text:tab/><text:tab/>8</text:p>
      <text:p text:style-name="P2">26963098<text:tab/><text:tab/>29<text:tab/><text:tab/>-33</text:p>
      <text:p text:style-name="P2">26879267<text:tab/><text:tab/>-36<text:tab/><text:tab/>41</text:p>
      <text:p text:style-name="P2">83831<text:tab/><text:tab/><text:tab/>65<text:tab/><text:tab/>-74</text:p>
      <text:p text:style-name="P2">53347<text:tab/><text:tab/><text:tab/>-20836<text:tab/>23721</text:p>
      <text:p text:style-name="P2">30484<text:tab/><text:tab/><text:tab/>20901<text:tab/><text:tab/>-23795</text:p>
      <text:p text:style-name="P2">22863<text:tab/><text:tab/><text:tab/>-41737<text:tab/>47516</text:p>
      <text:p text:style-name="P2">7621<text:tab/><text:tab/><text:tab/>62638<text:tab/><text:tab/>-71311</text:p>
      <text:p text:style-name="P2">0<text:tab/><text:tab/><text:tab/>-229651<text:tab/>261449</text:p>
      <text:p text:style-name="P2">Vector q: ( 1 7 4 1 1 320 1 1 1 )</text:p>
      <text:p text:style-name="P2">7621 = 1992502829*(62638) + 1750170271*(-71311)</text:p>
      <text:list text:style-name="L5">
        <text:list-item>
          <text:p text:style-name="P6">The output of P2_1question4.c when 1 672 295 039 and 821 350 697 are entered</text:p>
        </text:list-item>
      </text:list>
      <text:p text:style-name="P2">r<text:tab/><text:tab/><text:tab/>x<text:tab/><text:tab/>y </text:p>
      <text:p text:style-name="P2">1672295039<text:tab/><text:tab/>1<text:tab/><text:tab/>0 </text:p>
      <text:p text:style-name="P2">821350697<text:tab/><text:tab/>0<text:tab/><text:tab/>1 </text:p>
      <text:p text:style-name="P2">29593645<text:tab/><text:tab/>1<text:tab/><text:tab/>-2 </text:p>
      <text:p text:style-name="P2">22322282<text:tab/><text:tab/>-27<text:tab/><text:tab/>55 </text:p>
      <text:p text:style-name="P2">7271363<text:tab/><text:tab/>28<text:tab/><text:tab/>-57 </text:p>
      <text:p text:style-name="P2">508193<text:tab/><text:tab/>-111<text:tab/><text:tab/>226 </text:p>
      <text:p text:style-name="P2">156661<text:tab/><text:tab/>1582<text:tab/><text:tab/>-3221 </text:p>
      <text:p text:style-name="P2">38210<text:tab/><text:tab/><text:tab/>-4857<text:tab/><text:tab/>9889 </text:p>
      <text:p text:style-name="P2">3821<text:tab/><text:tab/><text:tab/>21010<text:tab/><text:tab/>-42777 </text:p>
      <text:p text:style-name="P2">0<text:tab/><text:tab/><text:tab/>-214957<text:tab/>437659 </text:p>
      <text:p text:style-name="P2">Vector q: ( 2 27 1 3 14 3 4 ) </text:p>
      <text:p text:style-name="P2">3821 = 1672295039*(21010) + 821350697*(-42777)</text:p>
      <text:list text:style-name="L6">
        <text:list-item>
          <text:p text:style-name="P8">T<text:span text:style-name="T1">he output of P2_1question6.c when 38449x ≡ 10910 (mod 32063) is entered</text:span></text:p>
        </text:list-item>
      </text:list>
      <text:p text:style-name="P2">r<text:tab/><text:tab/>x<text:tab/><text:tab/>y </text:p>
      <text:p text:style-name="P2">38449<text:tab/><text:tab/>1<text:tab/><text:tab/>0 </text:p>
      <text:p text:style-name="P2">32063<text:tab/><text:tab/>0<text:tab/><text:tab/>1 </text:p>
      <text:p text:style-name="P2">6386<text:tab/><text:tab/>1<text:tab/><text:tab/>-1 </text:p>
      <text:p text:style-name="P2">133<text:tab/><text:tab/>-5<text:tab/><text:tab/>6 </text:p>
      <text:p text:style-name="P2">2<text:tab/><text:tab/>241<text:tab/><text:tab/>-289 </text:p>
      <text:p text:style-name="P2">1<text:tab/><text:tab/>-15911<text:tab/>19080 </text:p>
      <text:p text:style-name="P2">0<text:tab/><text:tab/>32063<text:tab/><text:tab/>-38449 </text:p>
      <text:p text:style-name="P2">Vector q: ( 1 5 48 66 ) </text:p>
      <text:p text:style-name="P2">1 = 38449*(-15911) + 32063*(19080) </text:p>
      <text:p text:style-name="P2">Answer = 72</text:p>
      <text:list text:style-name="L7">
        <text:list-item>
          <text:p text:style-name="P9">T<text:span text:style-name="T1">he output of P2_1question6.c when 23151x ≡ 7617 (mod 7717) is entered</text:span></text:p>
        </text:list-item>
      </text:list>
      <text:p text:style-name="P2"><text:soft-page-break/>No solutions since a is congruent to 0 (mod m), but b is not.</text:p>
      <text:list text:style-name="L8">
        <text:list-item>
          <text:p text:style-name="P10">T<text:span text:style-name="T1">he output of P2_1question6.c when 34387x ≡ 6777 (mod 19829) is entered</text:span></text:p>
        </text:list-item>
      </text:list>
      <text:p text:style-name="P2">r<text:tab/><text:tab/>x<text:tab/>y</text:p>
      <text:p text:style-name="P2">34387<text:tab/><text:tab/>1<text:tab/>0</text:p>
      <text:p text:style-name="P2">19829<text:tab/><text:tab/>0<text:tab/>1</text:p>
      <text:p text:style-name="P2">14558<text:tab/><text:tab/>1<text:tab/>-1</text:p>
      <text:p text:style-name="P2">5271<text:tab/><text:tab/>-1<text:tab/>2</text:p>
      <text:p text:style-name="P2">4016<text:tab/><text:tab/>3<text:tab/>-5</text:p>
      <text:p text:style-name="P2">1255<text:tab/><text:tab/>-4<text:tab/>7</text:p>
      <text:p text:style-name="P2">251<text:tab/><text:tab/>15<text:tab/>-26</text:p>
      <text:p text:style-name="P2">0<text:tab/><text:tab/>-79<text:tab/>137</text:p>
      <text:p text:style-name="P2">Vector q: ( 1 1 2 1 3 )</text:p>
      <text:p text:style-name="P2">251 = 34387*(15) + 19829*(-26)</text:p>
      <text:p text:style-name="P2">r<text:tab/>x<text:tab/>y</text:p>
      <text:p text:style-name="P2">137<text:tab/>1<text:tab/>0</text:p>
      <text:p text:style-name="P2">79<text:tab/>0<text:tab/>1</text:p>
      <text:p text:style-name="P2">58<text:tab/>1<text:tab/>-1</text:p>
      <text:p text:style-name="P2">21<text:tab/>-1<text:tab/>2</text:p>
      <text:p text:style-name="P2">16<text:tab/>3<text:tab/>-5</text:p>
      <text:p text:style-name="P2">5<text:tab/>-4<text:tab/>7</text:p>
      <text:p text:style-name="P2">1<text:tab/>15<text:tab/>-26</text:p>
      <text:p text:style-name="P2">0<text:tab/>-79<text:tab/>137</text:p>
      <text:p text:style-name="P2">Vector q: ( 1 1 2 1 3 )</text:p>
      <text:p text:style-name="P2">1 = 137*(15) + 79*(-26)</text:p>
      <text:p text:style-name="P2">Answers= 405</text:p>
      <text:p text:style-name="P2">ZZZ=251</text:p>
      <text:p text:style-name="P2">XX=19829</text:p>
      <text:p text:style-name="P2">0<text:tab/><text:tab/>405</text:p>
      <text:p text:style-name="P2">1<text:tab/><text:tab/>484</text:p>
      <text:p text:style-name="P2">2<text:tab/><text:tab/>563</text:p>
      <text:p text:style-name="P2">3<text:tab/><text:tab/>642</text:p>
      <text:p text:style-name="P2">4<text:tab/><text:tab/>721</text:p>
      <text:p text:style-name="P2">5<text:tab/><text:tab/>800</text:p>
      <text:p text:style-name="P2">6<text:tab/><text:tab/>879</text:p>
      <text:p text:style-name="P2">7<text:tab/><text:tab/>958</text:p>
      <text:p text:style-name="P2">8<text:tab/><text:tab/>1037</text:p>
      <text:p text:style-name="P2">9<text:tab/><text:tab/>1116</text:p>
      <text:p text:style-name="P2">10<text:tab/><text:tab/>1195</text:p>
      <text:p text:style-name="P2">11<text:tab/><text:tab/>1274</text:p>
      <text:p text:style-name="P2">12<text:tab/><text:tab/>1353</text:p>
      <text:p text:style-name="P2">13<text:tab/><text:tab/>1432</text:p>
      <text:p text:style-name="P2">14<text:tab/><text:tab/>1511</text:p>
      <text:p text:style-name="P2">15<text:tab/><text:tab/>1590</text:p>
      <text:p text:style-name="P2">16<text:tab/><text:tab/>1669</text:p>
      <text:p text:style-name="P2">17<text:tab/><text:tab/>1748</text:p>
      <text:p text:style-name="P2"><text:soft-page-break/>18<text:tab/><text:tab/>1827</text:p>
      <text:p text:style-name="P2">19<text:tab/><text:tab/>1906</text:p>
      <text:p text:style-name="P2">20<text:tab/><text:tab/>1985</text:p>
      <text:p text:style-name="P2">21<text:tab/><text:tab/>2064</text:p>
      <text:p text:style-name="P2">22<text:tab/><text:tab/>2143</text:p>
      <text:p text:style-name="P2">23<text:tab/><text:tab/>2222</text:p>
      <text:p text:style-name="P2">24<text:tab/><text:tab/>2301</text:p>
      <text:p text:style-name="P2">25<text:tab/><text:tab/>2380</text:p>
      <text:p text:style-name="P2">26<text:tab/><text:tab/>2459</text:p>
      <text:p text:style-name="P2">27<text:tab/><text:tab/>2538</text:p>
      <text:p text:style-name="P2">28<text:tab/><text:tab/>2617</text:p>
      <text:p text:style-name="P2">29<text:tab/><text:tab/>2696</text:p>
      <text:p text:style-name="P2">30<text:tab/><text:tab/>2775</text:p>
      <text:p text:style-name="P2">31<text:tab/><text:tab/>2854</text:p>
      <text:p text:style-name="P2">32<text:tab/><text:tab/>2933</text:p>
      <text:p text:style-name="P2">33<text:tab/><text:tab/>3012</text:p>
      <text:p text:style-name="P2">34<text:tab/><text:tab/>3091</text:p>
      <text:p text:style-name="P2">35<text:tab/><text:tab/>3170</text:p>
      <text:p text:style-name="P2">36<text:tab/><text:tab/>3249</text:p>
      <text:p text:style-name="P2">37<text:tab/><text:tab/>3328</text:p>
      <text:p text:style-name="P2">38<text:tab/><text:tab/>3407</text:p>
      <text:p text:style-name="P2">39<text:tab/><text:tab/>3486</text:p>
      <text:p text:style-name="P2">40<text:tab/><text:tab/>3565</text:p>
      <text:p text:style-name="P2">41<text:tab/><text:tab/>3644</text:p>
      <text:p text:style-name="P2">42<text:tab/><text:tab/>3723</text:p>
      <text:p text:style-name="P2">43<text:tab/><text:tab/>3802</text:p>
      <text:p text:style-name="P2">44<text:tab/><text:tab/>3881</text:p>
      <text:p text:style-name="P2">45<text:tab/><text:tab/>3960</text:p>
      <text:p text:style-name="P2">46<text:tab/><text:tab/>4039</text:p>
      <text:p text:style-name="P2">47<text:tab/><text:tab/>4118</text:p>
      <text:p text:style-name="P2">48<text:tab/><text:tab/>4197</text:p>
      <text:p text:style-name="P2">49<text:tab/><text:tab/>4276</text:p>
      <text:p text:style-name="P2">50<text:tab/><text:tab/>4355</text:p>
      <text:p text:style-name="P2">51<text:tab/><text:tab/>4434</text:p>
      <text:p text:style-name="P2">52<text:tab/><text:tab/>4513</text:p>
      <text:p text:style-name="P2">53<text:tab/><text:tab/>4592</text:p>
      <text:p text:style-name="P2">54<text:tab/><text:tab/>4671</text:p>
      <text:p text:style-name="P2">55<text:tab/><text:tab/>4750</text:p>
      <text:p text:style-name="P2">56<text:tab/><text:tab/>4829</text:p>
      <text:p text:style-name="P2">57<text:tab/><text:tab/>4908</text:p>
      <text:p text:style-name="P2">58<text:tab/><text:tab/>4987</text:p>
      <text:p text:style-name="P2">59<text:tab/><text:tab/>5066</text:p>
      <text:p text:style-name="P2">60<text:tab/><text:tab/>5145</text:p>
      <text:p text:style-name="P2">61<text:tab/><text:tab/>5224</text:p>
      <text:p text:style-name="P2">62<text:tab/><text:tab/>5303</text:p>
      <text:p text:style-name="P2"><text:soft-page-break/>63<text:tab/><text:tab/>5382</text:p>
      <text:p text:style-name="P2">64<text:tab/><text:tab/>5461</text:p>
      <text:p text:style-name="P2">65<text:tab/><text:tab/>5540</text:p>
      <text:p text:style-name="P2">66<text:tab/><text:tab/>5619</text:p>
      <text:p text:style-name="P2">67<text:tab/><text:tab/>5698</text:p>
      <text:p text:style-name="P2">68<text:tab/><text:tab/>5777</text:p>
      <text:p text:style-name="P2">69<text:tab/><text:tab/>5856</text:p>
      <text:p text:style-name="P2">70<text:tab/><text:tab/>5935</text:p>
      <text:p text:style-name="P2">71<text:tab/><text:tab/>6014</text:p>
      <text:p text:style-name="P2">72<text:tab/><text:tab/>6093</text:p>
      <text:p text:style-name="P2">73<text:tab/><text:tab/>6172</text:p>
      <text:p text:style-name="P2">74<text:tab/><text:tab/>6251</text:p>
      <text:p text:style-name="P2">75<text:tab/><text:tab/>6330</text:p>
      <text:p text:style-name="P2">76<text:tab/><text:tab/>6409</text:p>
      <text:p text:style-name="P2">77<text:tab/><text:tab/>6488</text:p>
      <text:p text:style-name="P2">78<text:tab/><text:tab/>6567</text:p>
      <text:p text:style-name="P2">79<text:tab/><text:tab/>6646</text:p>
      <text:p text:style-name="P2">80<text:tab/><text:tab/>6725</text:p>
      <text:p text:style-name="P2">81<text:tab/><text:tab/>6804</text:p>
      <text:p text:style-name="P2">82<text:tab/><text:tab/>6883</text:p>
      <text:p text:style-name="P2">83<text:tab/><text:tab/>6962</text:p>
      <text:p text:style-name="P2">84<text:tab/><text:tab/>7041</text:p>
      <text:p text:style-name="P2">85<text:tab/><text:tab/>7120</text:p>
      <text:p text:style-name="P2">86<text:tab/><text:tab/>7199</text:p>
      <text:p text:style-name="P2">87<text:tab/><text:tab/>7278</text:p>
      <text:p text:style-name="P2">88<text:tab/><text:tab/>7357</text:p>
      <text:p text:style-name="P2">89<text:tab/><text:tab/>7436</text:p>
      <text:p text:style-name="P2">90<text:tab/><text:tab/>7515</text:p>
      <text:p text:style-name="P2">91<text:tab/><text:tab/>7594</text:p>
      <text:p text:style-name="P2">92<text:tab/><text:tab/>7673</text:p>
      <text:p text:style-name="P2">93<text:tab/><text:tab/>7752</text:p>
      <text:p text:style-name="P2">94<text:tab/><text:tab/>7831</text:p>
      <text:p text:style-name="P2">95<text:tab/><text:tab/>7910</text:p>
      <text:p text:style-name="P2">96<text:tab/><text:tab/>7989</text:p>
      <text:p text:style-name="P2">97<text:tab/><text:tab/>8068</text:p>
      <text:p text:style-name="P2">98<text:tab/><text:tab/>8147</text:p>
      <text:p text:style-name="P2">99<text:tab/><text:tab/>8226</text:p>
      <text:p text:style-name="P2">100<text:tab/><text:tab/>8305</text:p>
      <text:p text:style-name="P2">101<text:tab/><text:tab/>8384</text:p>
      <text:p text:style-name="P2">102<text:tab/><text:tab/>8463</text:p>
      <text:p text:style-name="P2">103<text:tab/><text:tab/>8542</text:p>
      <text:p text:style-name="P2">104<text:tab/><text:tab/>8621</text:p>
      <text:p text:style-name="P2">105<text:tab/><text:tab/>8700</text:p>
      <text:p text:style-name="P2">106<text:tab/><text:tab/>8779</text:p>
      <text:p text:style-name="P2">107<text:tab/><text:tab/>8858</text:p>
      <text:p text:style-name="P2"><text:soft-page-break/>108<text:tab/><text:tab/>8937</text:p>
      <text:p text:style-name="P2">109<text:tab/><text:tab/>9016</text:p>
      <text:p text:style-name="P2">110<text:tab/><text:tab/>9095</text:p>
      <text:p text:style-name="P2">111<text:tab/><text:tab/>9174</text:p>
      <text:p text:style-name="P2">112<text:tab/><text:tab/>9253</text:p>
      <text:p text:style-name="P2">113<text:tab/><text:tab/>9332</text:p>
      <text:p text:style-name="P2">114<text:tab/><text:tab/>9411</text:p>
      <text:p text:style-name="P2">115<text:tab/><text:tab/>9490</text:p>
      <text:p text:style-name="P2">116<text:tab/><text:tab/>9569</text:p>
      <text:p text:style-name="P2">117<text:tab/><text:tab/>9648</text:p>
      <text:p text:style-name="P2">118<text:tab/><text:tab/>9727</text:p>
      <text:p text:style-name="P2">119<text:tab/><text:tab/>9806</text:p>
      <text:p text:style-name="P2">120<text:tab/><text:tab/>9885</text:p>
      <text:p text:style-name="P2">121<text:tab/><text:tab/>9964</text:p>
      <text:p text:style-name="P2">122<text:tab/><text:tab/>10043</text:p>
      <text:p text:style-name="P2">123<text:tab/><text:tab/>10122</text:p>
      <text:p text:style-name="P2">124<text:tab/><text:tab/>10201</text:p>
      <text:p text:style-name="P2">125<text:tab/><text:tab/>10280</text:p>
      <text:p text:style-name="P2">126<text:tab/><text:tab/>10359</text:p>
      <text:p text:style-name="P2">127<text:tab/><text:tab/>10438</text:p>
      <text:p text:style-name="P2">128<text:tab/><text:tab/>10517</text:p>
      <text:p text:style-name="P2">129<text:tab/><text:tab/>10596</text:p>
      <text:p text:style-name="P2">130<text:tab/><text:tab/>10675</text:p>
      <text:p text:style-name="P2">131<text:tab/><text:tab/>10754</text:p>
      <text:p text:style-name="P2">132<text:tab/><text:tab/>10833</text:p>
      <text:p text:style-name="P2">133<text:tab/><text:tab/>10912</text:p>
      <text:p text:style-name="P2">134<text:tab/><text:tab/>10991</text:p>
      <text:p text:style-name="P2">135<text:tab/><text:tab/>11070</text:p>
      <text:p text:style-name="P2">136<text:tab/><text:tab/>11149</text:p>
      <text:p text:style-name="P2">137<text:tab/><text:tab/>11228</text:p>
      <text:p text:style-name="P2">138<text:tab/><text:tab/>11307</text:p>
      <text:p text:style-name="P2">139<text:tab/><text:tab/>11386</text:p>
      <text:p text:style-name="P2">140<text:tab/><text:tab/>11465</text:p>
      <text:p text:style-name="P2">141<text:tab/><text:tab/>11544</text:p>
      <text:p text:style-name="P2">142<text:tab/><text:tab/>11623</text:p>
      <text:p text:style-name="P2">143<text:tab/><text:tab/>11702</text:p>
      <text:p text:style-name="P2">144<text:tab/><text:tab/>11781</text:p>
      <text:p text:style-name="P2">145<text:tab/><text:tab/>11860</text:p>
      <text:p text:style-name="P2">146<text:tab/><text:tab/>11939</text:p>
      <text:p text:style-name="P2">147<text:tab/><text:tab/>12018</text:p>
      <text:p text:style-name="P2">148<text:tab/><text:tab/>12097</text:p>
      <text:p text:style-name="P2">149<text:tab/><text:tab/>12176</text:p>
      <text:p text:style-name="P2">150<text:tab/><text:tab/>12255</text:p>
      <text:p text:style-name="P2">151<text:tab/><text:tab/>12334</text:p>
      <text:p text:style-name="P2">152<text:tab/><text:tab/>12413</text:p>
      <text:p text:style-name="P2"><text:soft-page-break/>153<text:tab/><text:tab/>12492</text:p>
      <text:p text:style-name="P2">154<text:tab/><text:tab/>12571</text:p>
      <text:p text:style-name="P2">155<text:tab/><text:tab/>12650</text:p>
      <text:p text:style-name="P2">156<text:tab/><text:tab/>12729</text:p>
      <text:p text:style-name="P2">157<text:tab/><text:tab/>12808</text:p>
      <text:p text:style-name="P2">158<text:tab/><text:tab/>12887</text:p>
      <text:p text:style-name="P2">159<text:tab/><text:tab/>12966</text:p>
      <text:p text:style-name="P2">160<text:tab/><text:tab/>13045</text:p>
      <text:p text:style-name="P2">161<text:tab/><text:tab/>13124</text:p>
      <text:p text:style-name="P2">162<text:tab/><text:tab/>13203</text:p>
      <text:p text:style-name="P2">163<text:tab/><text:tab/>13282</text:p>
      <text:p text:style-name="P2">164<text:tab/><text:tab/>13361</text:p>
      <text:p text:style-name="P2">165<text:tab/><text:tab/>13440</text:p>
      <text:p text:style-name="P2">166<text:tab/><text:tab/>13519</text:p>
      <text:p text:style-name="P2">167<text:tab/><text:tab/>13598</text:p>
      <text:p text:style-name="P2">168<text:tab/><text:tab/>13677</text:p>
      <text:p text:style-name="P2">169<text:tab/><text:tab/>13756</text:p>
      <text:p text:style-name="P2">170<text:tab/><text:tab/>13835</text:p>
      <text:p text:style-name="P2">171<text:tab/><text:tab/>13914</text:p>
      <text:p text:style-name="P2">172<text:tab/><text:tab/>13993</text:p>
      <text:p text:style-name="P2">173<text:tab/><text:tab/>14072</text:p>
      <text:p text:style-name="P2">174<text:tab/><text:tab/>14151</text:p>
      <text:p text:style-name="P2">175<text:tab/><text:tab/>14230</text:p>
      <text:p text:style-name="P2">176<text:tab/><text:tab/>14309</text:p>
      <text:p text:style-name="P2">177<text:tab/><text:tab/>14388</text:p>
      <text:p text:style-name="P2">178<text:tab/><text:tab/>14467</text:p>
      <text:p text:style-name="P2">179<text:tab/><text:tab/>14546</text:p>
      <text:p text:style-name="P2">180<text:tab/><text:tab/>14625</text:p>
      <text:p text:style-name="P2">181<text:tab/><text:tab/>14704</text:p>
      <text:p text:style-name="P2">182<text:tab/><text:tab/>14783</text:p>
      <text:p text:style-name="P2">183<text:tab/><text:tab/>14862</text:p>
      <text:p text:style-name="P2">184<text:tab/><text:tab/>14941</text:p>
      <text:p text:style-name="P2">185<text:tab/><text:tab/>15020</text:p>
      <text:p text:style-name="P2">186<text:tab/><text:tab/>15099</text:p>
      <text:p text:style-name="P2">187<text:tab/><text:tab/>15178</text:p>
      <text:p text:style-name="P2">188<text:tab/><text:tab/>15257</text:p>
      <text:p text:style-name="P2">189<text:tab/><text:tab/>15336</text:p>
      <text:p text:style-name="P2">190<text:tab/><text:tab/>15415</text:p>
      <text:p text:style-name="P2">191<text:tab/><text:tab/>15494</text:p>
      <text:p text:style-name="P2">192<text:tab/><text:tab/>15573</text:p>
      <text:p text:style-name="P2">193<text:tab/><text:tab/>15652</text:p>
      <text:p text:style-name="P2">194<text:tab/><text:tab/>15731</text:p>
      <text:p text:style-name="P2">195<text:tab/><text:tab/>15810</text:p>
      <text:p text:style-name="P2">196<text:tab/><text:tab/>15889</text:p>
      <text:p text:style-name="P2">197<text:tab/><text:tab/>15968</text:p>
      <text:p text:style-name="P2"><text:soft-page-break/>198<text:tab/><text:tab/>16047</text:p>
      <text:p text:style-name="P2">199<text:tab/><text:tab/>16126</text:p>
      <text:p text:style-name="P2">200<text:tab/><text:tab/>16205</text:p>
      <text:p text:style-name="P2">201<text:tab/><text:tab/>16284</text:p>
      <text:p text:style-name="P2">202<text:tab/><text:tab/>16363</text:p>
      <text:p text:style-name="P2">203<text:tab/><text:tab/>16442</text:p>
      <text:p text:style-name="P2">204<text:tab/><text:tab/>16521</text:p>
      <text:p text:style-name="P2">205<text:tab/><text:tab/>16600</text:p>
      <text:p text:style-name="P2">206<text:tab/><text:tab/>16679</text:p>
      <text:p text:style-name="P2">207<text:tab/><text:tab/>16758</text:p>
      <text:p text:style-name="P2">208<text:tab/><text:tab/>16837</text:p>
      <text:p text:style-name="P2">209<text:tab/><text:tab/>16916</text:p>
      <text:p text:style-name="P2">210<text:tab/><text:tab/>16995</text:p>
      <text:p text:style-name="P2">211<text:tab/><text:tab/>17074</text:p>
      <text:p text:style-name="P2">212<text:tab/><text:tab/>17153</text:p>
      <text:p text:style-name="P2">213<text:tab/><text:tab/>17232</text:p>
      <text:p text:style-name="P2">214<text:tab/><text:tab/>17311</text:p>
      <text:p text:style-name="P2">215<text:tab/><text:tab/>17390</text:p>
      <text:p text:style-name="P2">216<text:tab/><text:tab/>17469</text:p>
      <text:p text:style-name="P2">217<text:tab/><text:tab/>17548</text:p>
      <text:p text:style-name="P2">218<text:tab/><text:tab/>17627</text:p>
      <text:p text:style-name="P2">219<text:tab/><text:tab/>17706</text:p>
      <text:p text:style-name="P2">220<text:tab/><text:tab/>17785</text:p>
      <text:p text:style-name="P2">221<text:tab/><text:tab/>17864</text:p>
      <text:p text:style-name="P2">222<text:tab/><text:tab/>17943</text:p>
      <text:p text:style-name="P2">223<text:tab/><text:tab/>18022</text:p>
      <text:p text:style-name="P2">224<text:tab/><text:tab/>18101</text:p>
      <text:p text:style-name="P2">225<text:tab/><text:tab/>18180</text:p>
      <text:p text:style-name="P2">226<text:tab/><text:tab/>18259</text:p>
      <text:p text:style-name="P2">227<text:tab/><text:tab/>18338</text:p>
      <text:p text:style-name="P2">228<text:tab/><text:tab/>18417</text:p>
      <text:p text:style-name="P2">229<text:tab/><text:tab/>18496</text:p>
      <text:p text:style-name="P2">230<text:tab/><text:tab/>18575</text:p>
      <text:p text:style-name="P2">231<text:tab/><text:tab/>18654</text:p>
      <text:p text:style-name="P2">232<text:tab/><text:tab/>18733</text:p>
      <text:p text:style-name="P2">233<text:tab/><text:tab/>18812</text:p>
      <text:p text:style-name="P2">234<text:tab/><text:tab/>18891</text:p>
      <text:p text:style-name="P2">235<text:tab/><text:tab/>18970</text:p>
      <text:p text:style-name="P2">236<text:tab/><text:tab/>19049</text:p>
      <text:p text:style-name="P2">237<text:tab/><text:tab/>19128</text:p>
      <text:p text:style-name="P2">238<text:tab/><text:tab/>19207</text:p>
      <text:p text:style-name="P2">239<text:tab/><text:tab/>19286</text:p>
      <text:p text:style-name="P2">240<text:tab/><text:tab/>19365</text:p>
      <text:p text:style-name="P2">241<text:tab/><text:tab/>19444</text:p>
      <text:p text:style-name="P2">242<text:tab/><text:tab/>19523</text:p>
      <text:p text:style-name="P2"><text:soft-page-break/>243<text:tab/><text:tab/>19602</text:p>
      <text:p text:style-name="P2">244<text:tab/><text:tab/>19681</text:p>
      <text:p text:style-name="P2">245<text:tab/><text:tab/>19760</text:p>
      <text:p text:style-name="P2">246<text:tab/><text:tab/>10</text:p>
      <text:p text:style-name="P2">247<text:tab/><text:tab/>89</text:p>
      <text:p text:style-name="P2">248<text:tab/><text:tab/>168</text:p>
      <text:p text:style-name="P2">249<text:tab/><text:tab/>247</text:p>
      <text:p text:style-name="P2">250<text:tab/><text:tab/>326</text:p>
      <text:p text:style-name="P2">Answer = 405</text:p>
      <text:list text:style-name="L9">
        <text:list-item>
          <text:p text:style-name="P11">T<text:span text:style-name="T1">he output of P2_1question9.c when (1 805 760 301, 50 512 913) is entered</text:span></text:p>
        </text:list-item>
      </text:list>
      <text:p text:style-name="P2">r<text:tab/><text:tab/>x<text:tab/><text:tab/>y</text:p>
      <text:p text:style-name="P2">1856187917<text:tab/>1<text:tab/><text:tab/>0</text:p>
      <text:p text:style-name="P2">1805675004<text:tab/>0<text:tab/><text:tab/>1</text:p>
      <text:p text:style-name="P2">50512913<text:tab/>1<text:tab/><text:tab/>-1</text:p>
      <text:p text:style-name="P2">37723049<text:tab/>-35<text:tab/><text:tab/>36</text:p>
      <text:p text:style-name="P2">12789864<text:tab/>36<text:tab/><text:tab/>-37</text:p>
      <text:p text:style-name="P2">12143321<text:tab/>-107<text:tab/><text:tab/>110</text:p>
      <text:p text:style-name="P2">646543<text:tab/>143<text:tab/><text:tab/>-147</text:p>
      <text:p text:style-name="P2">505547<text:tab/>-2681<text:tab/><text:tab/>2756</text:p>
      <text:p text:style-name="P2">140996<text:tab/>2824<text:tab/><text:tab/>-2903</text:p>
      <text:p text:style-name="P2">82559<text:tab/><text:tab/>-11153<text:tab/>11465</text:p>
      <text:p text:style-name="P2">58437<text:tab/><text:tab/>13977<text:tab/><text:tab/>-14368</text:p>
      <text:p text:style-name="P2">24122<text:tab/><text:tab/>-25130<text:tab/>25833</text:p>
      <text:p text:style-name="P2">10193<text:tab/><text:tab/>64237<text:tab/><text:tab/>-66034</text:p>
      <text:p text:style-name="P2">3736<text:tab/><text:tab/>-153604<text:tab/>157901</text:p>
      <text:p text:style-name="P2">2721<text:tab/><text:tab/>371445<text:tab/>-381836</text:p>
      <text:p text:style-name="P2">1015<text:tab/><text:tab/>-525049<text:tab/>539737</text:p>
      <text:p text:style-name="P2">691<text:tab/><text:tab/>1421543<text:tab/>-1461310</text:p>
      <text:p text:style-name="P2">324<text:tab/><text:tab/>-1946592<text:tab/>2001047</text:p>
      <text:p text:style-name="P2">43<text:tab/><text:tab/>5314727<text:tab/>-5463404</text:p>
      <text:p text:style-name="P2">23<text:tab/><text:tab/>-39149681<text:tab/>40244875</text:p>
      <text:p text:style-name="P2">20<text:tab/><text:tab/>44464408<text:tab/>-45708279</text:p>
      <text:p text:style-name="P2">3<text:tab/><text:tab/>-83614089<text:tab/>85953154</text:p>
      <text:p text:style-name="P2">2<text:tab/><text:tab/>546148942<text:tab/>-561427203</text:p>
      <text:p text:style-name="P2">1<text:tab/><text:tab/>-629763031<text:tab/>647380357</text:p>
      <text:p text:style-name="P2">0<text:tab/><text:tab/>1805675004<text:tab/>-1856187917</text:p>
      <text:p text:style-name="P2">Vector q: ( 1 35 1 2 1 18 1 3 1 1 2 2 2 1 2 1 2 7 1 1 6 1 )</text:p>
      <text:p text:style-name="P2">1 = 1856187917*(-629763031) + 1805675004*(647380357)</text:p>
      <text:p text:style-name="P2">Answer = 1175911973</text:p>
      <text:p text:style-name="P2">BB=1</text:p>
      <text:p text:style-name="P2">Answer = 1175911973</text:p>
      <text:list text:style-name="L10">
        <text:list-item>
          <text:p text:style-name="P12"><text:s/>T<text:span text:style-name="T1">he output of P2_1question9.c when (1 659 317 047, 23 816 383) is entered</text:span></text:p>
        </text:list-item>
      </text:list>
      <text:p text:style-name="P2">r<text:tab/><text:tab/>x<text:tab/><text:tab/><text:tab/>y</text:p>
      <text:p text:style-name="P2">1683051919<text:tab/>1<text:tab/><text:tab/><text:tab/>0</text:p>
      <text:p text:style-name="P2">1659235536<text:tab/>0<text:tab/><text:tab/><text:tab/>1</text:p>
      <text:p text:style-name="P2"><text:soft-page-break/>23816383<text:tab/>1<text:tab/><text:tab/><text:tab/>-1</text:p>
      <text:p text:style-name="P2">15905109<text:tab/>-69<text:tab/><text:tab/><text:tab/>70</text:p>
      <text:p text:style-name="P2">7911274<text:tab/>70<text:tab/><text:tab/><text:tab/>-71</text:p>
      <text:p text:style-name="P2">82561<text:tab/><text:tab/>-209<text:tab/><text:tab/><text:tab/>212</text:p>
      <text:p text:style-name="P2">67979<text:tab/><text:tab/>19925<text:tab/><text:tab/><text:tab/>-20211</text:p>
      <text:p text:style-name="P2">14582<text:tab/><text:tab/>-20134<text:tab/><text:tab/>20423</text:p>
      <text:p text:style-name="P2">9651<text:tab/><text:tab/>100461<text:tab/><text:tab/>-101903</text:p>
      <text:p text:style-name="P2">4931<text:tab/><text:tab/>-120595<text:tab/><text:tab/>122326</text:p>
      <text:p text:style-name="P2">4720<text:tab/><text:tab/>221056<text:tab/><text:tab/>-224229</text:p>
      <text:p text:style-name="P2">211<text:tab/><text:tab/>-341651<text:tab/><text:tab/>346555</text:p>
      <text:p text:style-name="P2">78<text:tab/><text:tab/>7737378<text:tab/><text:tab/>-7848439</text:p>
      <text:p text:style-name="P2">55<text:tab/><text:tab/>-15816407<text:tab/><text:tab/>16043433</text:p>
      <text:p text:style-name="P2">23<text:tab/><text:tab/>23553785<text:tab/><text:tab/>-23891872</text:p>
      <text:p text:style-name="P2">9<text:tab/><text:tab/>-62923977<text:tab/><text:tab/>63827177</text:p>
      <text:p text:style-name="P2">5<text:tab/><text:tab/>149401739<text:tab/><text:tab/>-151546226</text:p>
      <text:p text:style-name="P2">4<text:tab/><text:tab/>-212325716<text:tab/><text:tab/>215373403</text:p>
      <text:p text:style-name="P2">1<text:tab/><text:tab/>361727455<text:tab/><text:tab/>-366919629</text:p>
      <text:p text:style-name="P2">0<text:tab/><text:tab/>-1659235536<text:tab/>1683051919</text:p>
      <text:p text:style-name="P2">Vector q: ( 1 69 1 2 95 1 4 1 1 1 22 2 1 2 2 1 1 )</text:p>
      <text:p text:style-name="P2">1 = 1683051919*(361727455) + 1659235536*(-366919629)</text:p>
      <text:p text:style-name="P2">Answer = 361727455</text:p>
      <text:p text:style-name="P2">BB=1</text:p>
      <text:p text:style-name="P2">Answer = 361727455</text:p>
      <text:list text:style-name="L11">
        <text:list-item>
          <text:p text:style-name="P13">T<text:span text:style-name="T1">he output of P2_1question9.c when (1 764 053 131, 99 833) is entered</text:span></text:p>
        </text:list-item>
      </text:list>
      <text:p text:style-name="P2">r<text:tab/><text:tab/>x<text:tab/><text:tab/><text:tab/>y</text:p>
      <text:p text:style-name="P2">1764068865<text:tab/>1<text:tab/><text:tab/><text:tab/>0</text:p>
      <text:p text:style-name="P2">1763969032<text:tab/>0<text:tab/><text:tab/><text:tab/>1</text:p>
      <text:p text:style-name="P2">99833<text:tab/><text:tab/>1<text:tab/><text:tab/><text:tab/>-1</text:p>
      <text:p text:style-name="P2">19755<text:tab/><text:tab/>-17669<text:tab/><text:tab/>17670</text:p>
      <text:p text:style-name="P2">1058<text:tab/><text:tab/>88346<text:tab/><text:tab/><text:tab/>-88351</text:p>
      <text:p text:style-name="P2">711<text:tab/><text:tab/>-1607897<text:tab/><text:tab/>1607988</text:p>
      <text:p text:style-name="P2">347<text:tab/><text:tab/>1696243<text:tab/><text:tab/>-1696339</text:p>
      <text:p text:style-name="P2">17<text:tab/><text:tab/>-5000383<text:tab/><text:tab/>5000666</text:p>
      <text:p text:style-name="P2">7<text:tab/><text:tab/>101703903<text:tab/><text:tab/>-101709659</text:p>
      <text:p text:style-name="P2">3<text:tab/><text:tab/>-208408189<text:tab/><text:tab/>208419984</text:p>
      <text:p text:style-name="P2">1<text:tab/><text:tab/>518520281<text:tab/><text:tab/>-518549627</text:p>
      <text:p text:style-name="P2">0<text:tab/><text:tab/>-1763969032<text:tab/>1764068865</text:p>
      <text:p text:style-name="P2">Vector q: ( 1 17669 5 18 1 2 20 2 2 )</text:p>
      <text:p text:style-name="P2">1 = 1764068865*(518520281) + 1763969032*(-518549627)</text:p>
      <text:p text:style-name="P2">Answer = 518520281</text:p>
      <text:p text:style-name="P2">BB=1</text:p>
      <text:p text:style-name="P2">Answer = 518520281</text:p>
      <text:list text:style-name="L12">
        <text:list-item>
          <text:p text:style-name="P14">T<text:span text:style-name="T1">he output of P2_1question9.c when (145 153 111, 14 655 761) is entered</text:span></text:p>
        </text:list-item>
      </text:list>
      <text:p text:style-name="P2">r<text:tab/><text:tab/>x<text:tab/><text:tab/>y</text:p>
      <text:p text:style-name="P2">159759873<text:tab/>1<text:tab/><text:tab/>0</text:p>
      <text:p text:style-name="P2"><text:soft-page-break/>145104112<text:tab/>0<text:tab/><text:tab/>1</text:p>
      <text:p text:style-name="P2">14655761<text:tab/>1<text:tab/><text:tab/>-1</text:p>
      <text:p text:style-name="P2">13202263<text:tab/>-9<text:tab/><text:tab/>10</text:p>
      <text:p text:style-name="P2">1453498<text:tab/>10<text:tab/><text:tab/>-11</text:p>
      <text:p text:style-name="P2">120781<text:tab/>-99<text:tab/><text:tab/>109</text:p>
      <text:p text:style-name="P2">4126<text:tab/><text:tab/>1198<text:tab/><text:tab/>-1319</text:p>
      <text:p text:style-name="P2">1127<text:tab/><text:tab/>-34841<text:tab/>38360</text:p>
      <text:p text:style-name="P2">745<text:tab/><text:tab/>105721<text:tab/>-116399</text:p>
      <text:p text:style-name="P2">382<text:tab/><text:tab/>-140562<text:tab/>154759</text:p>
      <text:p text:style-name="P2">363<text:tab/><text:tab/>246283<text:tab/>-271158</text:p>
      <text:p text:style-name="P2">19<text:tab/><text:tab/>-386845<text:tab/>425917</text:p>
      <text:p text:style-name="P2">2<text:tab/><text:tab/>7596338<text:tab/>-8363581</text:p>
      <text:p text:style-name="P2">1<text:tab/><text:tab/>-68753887<text:tab/>75698146</text:p>
      <text:p text:style-name="P2">0<text:tab/><text:tab/>145104112<text:tab/>-159759873</text:p>
      <text:p text:style-name="P2">Vector q: ( 1 9 1 9 12 29 3 1 1 1 19 9 )</text:p>
      <text:p text:style-name="P2">1 = 159759873*(-68753887) + 145104112*(75698146)</text:p>
      <text:p text:style-name="P2">Answer = 76350225</text:p>
      <text:p text:style-name="P2">BB=1</text:p>
      <text:p text:style-name="P2">Answer = 76350225</text:p>
      <text:list text:style-name="L13">
        <text:list-item>
          <text:p text:style-name="P15">T<text:span text:style-name="T1">he output of P2_1question9.c when (1 955 520 821, 5 537 969) is entered</text:span></text:p>
        </text:list-item>
      </text:list>
      <text:p text:style-name="P2">r<text:tab/><text:tab/><text:tab/>x<text:tab/><text:tab/><text:tab/>y </text:p>
      <text:p text:style-name="P2">1960970321<text:tab/><text:tab/>1<text:tab/><text:tab/><text:tab/>0 </text:p>
      <text:p text:style-name="P2">1955432352<text:tab/><text:tab/>0<text:tab/><text:tab/><text:tab/>1 </text:p>
      <text:p text:style-name="P2">5537969<text:tab/><text:tab/>1<text:tab/><text:tab/><text:tab/>-1 </text:p>
      <text:p text:style-name="P2">529295<text:tab/><text:tab/>-353<text:tab/><text:tab/><text:tab/>354 </text:p>
      <text:p text:style-name="P2">245019<text:tab/><text:tab/>3531<text:tab/><text:tab/><text:tab/>-3541 </text:p>
      <text:p text:style-name="P2">39257<text:tab/><text:tab/><text:tab/>-7415<text:tab/><text:tab/><text:tab/>7436 </text:p>
      <text:p text:style-name="P2">9477<text:tab/><text:tab/><text:tab/>48021<text:tab/><text:tab/><text:tab/>-48157 </text:p>
      <text:p text:style-name="P2">1349<text:tab/><text:tab/><text:tab/>-199499<text:tab/><text:tab/>200064 </text:p>
      <text:p text:style-name="P2">34<text:tab/><text:tab/><text:tab/>1444514<text:tab/><text:tab/>-1448605 </text:p>
      <text:p text:style-name="P2">23<text:tab/><text:tab/><text:tab/>-56535545<text:tab/><text:tab/>56695659 </text:p>
      <text:p text:style-name="P2">11<text:tab/><text:tab/><text:tab/>57980059<text:tab/><text:tab/>-58144264 </text:p>
      <text:p text:style-name="P2">1<text:tab/><text:tab/><text:tab/>-172495663<text:tab/><text:tab/>172984187 </text:p>
      <text:p text:style-name="P2">0<text:tab/><text:tab/><text:tab/>1955432352<text:tab/><text:tab/>-1960970321 </text:p>
      <text:p text:style-name="P2">Vector q: ( 1 353 10 2 6 4 7 39 1 2 ) </text:p>
      <text:p text:style-name="P2">1 = 1960970321*(-172495663) + 1955432352*(172984187) </text:p>
      <text:p text:style-name="P2">Answer = 1782936689 </text:p>
      <text:p text:style-name="P2">BB=1 </text:p>
      <text:p text:style-name="P2">Answer = 1782936689</text:p>
      <text:list text:style-name="L14">
        <text:list-item>
          <text:p text:style-name="P16">T<text:span text:style-name="T1">he output of P2_1question9.c when (1 723 466 867, 166 907 407) is entered</text:span></text:p>
        </text:list-item>
      </text:list>
      <text:p text:style-name="P2">r<text:tab/><text:tab/><text:tab/>x<text:tab/><text:tab/><text:tab/>y </text:p>
      <text:p text:style-name="P2">1890290887<text:tab/><text:tab/>1<text:tab/><text:tab/><text:tab/>0 </text:p>
      <text:p text:style-name="P2">1723383480<text:tab/><text:tab/>0<text:tab/><text:tab/><text:tab/>1 </text:p>
      <text:p text:style-name="P2">166907407<text:tab/><text:tab/>1<text:tab/><text:tab/><text:tab/>-1 </text:p>
      <text:p text:style-name="P2"><text:soft-page-break/>54309410<text:tab/><text:tab/>-10<text:tab/><text:tab/><text:tab/>11 </text:p>
      <text:p text:style-name="P2">3979177<text:tab/><text:tab/>31<text:tab/><text:tab/><text:tab/>-34 </text:p>
      <text:p text:style-name="P2">2580109<text:tab/><text:tab/>-413<text:tab/><text:tab/><text:tab/>453 </text:p>
      <text:p text:style-name="P2">1399068<text:tab/><text:tab/>444<text:tab/><text:tab/><text:tab/>-487 </text:p>
      <text:p text:style-name="P2">1181041<text:tab/><text:tab/>-857<text:tab/><text:tab/><text:tab/>940 </text:p>
      <text:p text:style-name="P2">218027<text:tab/><text:tab/>1301<text:tab/><text:tab/><text:tab/>-1427 </text:p>
      <text:p text:style-name="P2">90906<text:tab/><text:tab/><text:tab/>-7362<text:tab/><text:tab/><text:tab/>8075 </text:p>
      <text:p text:style-name="P2">36215<text:tab/><text:tab/><text:tab/>16025<text:tab/><text:tab/><text:tab/>-17577 </text:p>
      <text:p text:style-name="P2">18476<text:tab/><text:tab/><text:tab/>-39412<text:tab/><text:tab/>43229 </text:p>
      <text:p text:style-name="P2">17739<text:tab/><text:tab/><text:tab/>55437<text:tab/><text:tab/><text:tab/>-60806 </text:p>
      <text:p text:style-name="P2">737<text:tab/><text:tab/><text:tab/>-94849<text:tab/><text:tab/>104035 </text:p>
      <text:p text:style-name="P2">51<text:tab/><text:tab/><text:tab/>2331813<text:tab/><text:tab/>-2557646 </text:p>
      <text:p text:style-name="P2">23<text:tab/><text:tab/><text:tab/>-32740231<text:tab/><text:tab/>35911079 </text:p>
      <text:p text:style-name="P2">5<text:tab/><text:tab/><text:tab/>67812275<text:tab/><text:tab/>-74379804 </text:p>
      <text:p text:style-name="P2">3<text:tab/><text:tab/><text:tab/>-303989331<text:tab/><text:tab/>333430295 </text:p>
      <text:p text:style-name="P2">2<text:tab/><text:tab/><text:tab/>371801606<text:tab/><text:tab/>-407810099 </text:p>
      <text:p text:style-name="P2">1<text:tab/><text:tab/><text:tab/>-675790937<text:tab/><text:tab/>741240394 </text:p>
      <text:p text:style-name="P2">0<text:tab/><text:tab/><text:tab/>1723383480<text:tab/><text:tab/>-1890290887 </text:p>
      <text:p text:style-name="P2">Vector q: ( 1 10 3 13 1 1 1 5 2 2 1 1 24 14 2 4 1 1 ) </text:p>
      <text:p text:style-name="P2">1 = 1890290887*(-675790937) + 1723383480*(741240394) </text:p>
      <text:p text:style-name="P2">Answer = 1047592543 </text:p>
      <text:p text:style-name="P2">BB=1 </text:p>
      <text:p text:style-name="P2">Answer = 10475925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</meta:initial-creator>
    <meta:creation-date>2009-03-20T16:04:46</meta:creation-date>
    <dc:creator>Mat</dc:creator>
    <dc:date>2009-03-20T16:41:16</dc:date>
    <meta:editing-cycles>12</meta:editing-cycles>
    <meta:editing-duration>PT3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510" meta:word-count="1596" meta:character-count="8184"/>
  </office:meta>
</office:document-meta>
</file>